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f9b3" officeooo:paragraph-rsid="001ff9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разу после восстановительного сна прошла сонливость. В метро сохранялась бодрость, однако дома после обеда, уснул часа на 2 (на пол-часа переспал будильник). А ночью заснул немного быстрее обычного. <text:s/>В целом, лечебный сон — это интерес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1:20:30.845989352</meta:creation-date>
    <meta:generator>LibreOffice/5.1.6.2$Linux_X86_64 LibreOffice_project/10m0$Build-2</meta:generator>
    <dc:date>2017-10-26T11:27:04.457068427</dc:date>
    <meta:editing-duration>PT6M34S</meta:editing-duration>
    <meta:editing-cycles>1</meta:editing-cycles>
    <meta:document-statistic meta:table-count="0" meta:image-count="0" meta:object-count="0" meta:page-count="1" meta:paragraph-count="1" meta:word-count="34" meta:character-count="239" meta:non-whitespace-character-count="204"/>
  </office:meta>
</office:document-meta>
</file>